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15e93a"/>
    </style:style>
    <style:style style:name="P29" style:family="paragraph" style:parent-style-name="Footnote">
      <style:text-properties style:font-name="Liberation Sans1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5e3c68"/>
    </style:style>
    <style:style style:name="P89" style:family="paragraph" style:parent-style-name="Standard">
      <style:text-properties officeooo:paragraph-rsid="1097b912"/>
    </style:style>
    <style:style style:name="P90" style:family="paragraph" style:parent-style-name="Standard">
      <style:text-properties officeooo:paragraph-rsid="109940d7"/>
    </style:style>
    <style:style style:name="P91" style:family="paragraph" style:parent-style-name="Standard">
      <style:text-properties officeooo:paragraph-rsid="109a5ef3"/>
    </style:style>
    <style:style style:name="P92" style:family="paragraph" style:parent-style-name="Standard">
      <style:text-properties officeooo:paragraph-rsid="10a3f65d"/>
    </style:style>
    <style:style style:name="P9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9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0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67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1" fo:font-size="12pt" style:font-size-asian="12pt" style:font-size-complex="12pt"/>
    </style:style>
    <style:style style:name="T222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23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24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6" style:family="text">
      <style:text-properties style:use-window-font-color="true" loext:opacity="0%" style:font-name="Liberation Sans1" officeooo:rsid="047da547"/>
    </style:style>
    <style:style style:name="T227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7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8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1" fo:font-size="12pt" style:font-size-asian="12pt" style:font-size-complex="12pt"/>
    </style:style>
    <style:style style:name="T260" style:family="text">
      <style:text-properties style:use-window-font-color="true" loext:opacity="0%" style:font-name="Liberation Sans1" officeooo:rsid="0efd8e5c"/>
    </style:style>
    <style:style style:name="T261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officeooo:rsid="04473353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officeooo:rsid="0aace3cd"/>
    </style:style>
    <style:style style:name="T266" style:family="text">
      <style:text-properties fo:font-size="10pt" officeooo:rsid="04473353" style:font-size-asian="10pt" style:font-size-complex="10pt"/>
    </style:style>
    <style:style style:name="T26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1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2" style:family="text">
      <style:text-properties officeooo:rsid="0f0ca65a"/>
    </style:style>
    <style:style style:name="T273" style:family="text">
      <style:text-properties style:font-name="Liberation Mono" fo:font-size="11pt" officeooo:rsid="10048e31" style:font-size-asian="11pt" style:font-size-complex="11pt"/>
    </style:style>
    <style:style style:name="T274" style:family="text">
      <style:text-properties fo:font-weight="normal" style:font-weight-asian="normal" style:font-weight-complex="normal"/>
    </style:style>
    <style:style style:name="T275" style:family="text">
      <style:text-properties officeooo:rsid="0f95a7a0"/>
    </style:style>
    <style:style style:name="T276" style:family="text">
      <style:text-properties officeooo:rsid="0f8f58bd"/>
    </style:style>
    <style:style style:name="T277" style:family="text">
      <style:text-properties style:font-name="Ubuntu1" fo:font-size="10pt" officeooo:rsid="04473353" style:font-size-asian="10pt" style:font-size-complex="10pt"/>
    </style:style>
    <style:style style:name="T278" style:family="text">
      <style:text-properties officeooo:rsid="101b90cf"/>
    </style:style>
    <style:style style:name="T279" style:family="text">
      <style:text-properties officeooo:rsid="101e15d6"/>
    </style:style>
    <style:style style:name="T280" style:family="text">
      <style:text-properties officeooo:rsid="10048e31"/>
    </style:style>
    <style:style style:name="T281" style:family="text">
      <style:text-properties style:text-underline-style="none"/>
    </style:style>
    <style:style style:name="T282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font-variant="normal" fo:text-transform="none" fo:color="#000000" loext:opacity="100%" style:text-line-through-style="none" style:text-line-through-type="none" style:font-name="Liberation Sans1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1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3"><text:span text:style-name="T189">C</text:span><text:span text:style-name="T188">hecklist voor </text:span><text:span text:style-name="T190">de installatie</text:span><text:span text:style-name="T188"> van </text:span><text:span text:style-name="T188"><text:user-field-get text:name="Distro">Debian</text:user-field-get></text:span><text:span text:style-name="T191"><text:s/></text:span><text:span text:style-name="T191"><text:user-field-get text:name="Version">12</text:user-field-get></text:span><text:span text:style-name="T192"><text:note text:id="ftn1" text:note-class="footnote"><text:note-citation>1</text:note-citation><text:note-body><text:p text:style-name="P29"><text:span text:style-name="T290">D</text:span><text:span text:style-name="T291">eze </text:span><text:span text:style-name="Strong_20_Emphasis"><text:span text:style-name="T288"><text:user-field-get text:name="Distro">Debian</text:user-field-get></text:span></text:span><text:span text:style-name="T292"><text:s/></text:span><text:span text:style-name="T299"><text:user-field-get text:name="Version">12</text:user-field-get></text:span><text:span text:style-name="T299"><text:s/></text:span><text:span text:style-name="Strong_20_Emphasis"><text:span text:style-name="T289"><text:user-field-get text:name="Edition">Desktop</text:user-field-get></text:span></text:span><text:span text:style-name="T291"><text:s/>(codenaam </text:span><text:span text:style-name="T297">bookworm</text:span><text:span text:style-name="T291">) van </text:span><text:span text:style-name="T298">juni</text:span><text:span text:style-name="T293"> </text:span><text:span text:style-name="Strong_20_Emphasis"><text:span text:style-name="T300"><text:user-field-get text:name="Releaseyear">2023</text:user-field-get></text:span></text:span><text:span text:style-name="T294"><text:s/></text:span><text:span text:style-name="T290">is een zogenaamde </text:span><text:span text:style-name="T291">LTS-</text:span><text:span text:style-name="T290">versie</text:span><text:span text:style-name="T291"> </text:span><text:span text:style-name="T290">(</text:span><text:span text:style-name="T291">staat voor Long-Term Support, </text:span><text:span text:style-name="T295">langetermijnondersteuning</text:span><text:span text:style-name="T290">)</text:span><text:span text:style-name="T295"> </text:span><text:span text:style-name="T296">en</text:span><text:span text:style-name="T294"> </text:span><text:span text:style-name="T291">wordt gedurende 5 jaar ondersteund tot </text:span><text:span text:style-name="T298">juni</text:span><text:span text:style-name="T291"> 202</text:span><text:span text:style-name="T298">8</text:span><text:span text:style-name="T291">.</text:span></text:p></text:note-body></text:note></text:span><text:span text:style-name="T193"><text:s/></text:span><text:span text:style-name="T193"><text:user-field-get text:name="Edition">Desktop</text:user-field-get></text:span><text:span text:style-name="T194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72">ONDERSTREEPTE</text:span></text:span><text:span text:style-name="T1"> </text:span><text:span text:style-name="T14">woorden</text:span><text:span text:style-name="T13"> het</text:span><text:span text:style-name="Strong_20_Emphasis"><text:span text:style-name="T270"> </text:span></text:span><text:span text:style-name="Strong_20_Emphasis"><text:span text:style-name="T271">tekstvak</text:span></text:span><text:span text:style-name="T14"> </text:span><text:span text:style-name="T16">in,</text:span><text:span text:style-name="T14"> </text:span><text:span text:style-name="T226">zie </text:span><text:span text:style-name="T260">[</text:span><text:span text:style-name="T226">toelichting</text:span><text:span text:style-name="T260">]</text:span><text:span text:style-name="T14">:</text:span></text:p>
      <text:p text:style-name="P31"><text:span text:style-name="Definition"><text:span text:style-name="T19">GEBRUIKER</text:span></text:span><text:span text:style-name="T234"><text:tab/><text:tab/></text:span><text:span text:style-name="T259"> <text:tab/><text:tab/></text:span><text:span text:style-name="T235"><draw:control text:anchor-type="as-char" svg:y="-0.4cm" draw:z-index="16" draw:name="Gebruiker 1" draw:style-name="gr2" draw:text-style-name="P101" svg:width="6.4cm" svg:height="0.6cm" draw:control="control15"><svg:title>Gebruiker</svg:title><svg:desc>Volledige naam, bijv. Jan Stek</svg:desc></draw:control></text:span><text:span text:style-name="T235"><text:tab/> <text:s text:c="2"/></text:span><text:span text:style-name="T236">[</text:span><text:span text:style-name="T237">V</text:span><text:span text:style-name="T229">olledige naam, bijv. </text:span><text:span text:style-name="T231">J</text:span><text:span text:style-name="T256">a</text:span><text:span text:style-name="T231">n </text:span><text:span text:style-name="T256">Jansen</text:span><text:span text:style-name="T257">]</text:span></text:p>
      <text:p text:style-name="P88"><text:span text:style-name="Definition"><text:span text:style-name="T228">g</text:span></text:span><text:span text:style-name="Definition">ebruikersnaam</text:span><text:span text:style-name="Definition"><text:span text:style-name="T281"><text:tab/></text:span></text:span><text:span text:style-name="T227"><draw:control text:anchor-type="as-char" svg:y="-0.4cm" draw:z-index="17" draw:name="Gberuikersnaam 2" draw:style-name="gr2" draw:text-style-name="P101" svg:width="6.4cm" svg:height="0.6cm" draw:control="control16"><svg:title>Gebruikersnaam</svg:title><svg:desc>Korte naam, bijv. jan</svg:desc></draw:control></text:span><text:span text:style-name="T227"><text:tab/> <text:s text:c="2"/></text:span><text:span text:style-name="T6">[</text:span><text:span text:style-name="T7">K</text:span><text:span text:style-name="T5">orte naam, bijv. </text:span><text:span text:style-name="T213">j</text:span><text:span text:style-name="T214">a</text:span><text:span text:style-name="T213">n</text:span><text:span text:style-name="T215">]</text:span></text:p>
      <text:p text:style-name="P31"><text:span text:style-name="Definition">COMPUTERNAAM</text:span><text:span text:style-name="T258"><text:tab/><text:tab/></text:span><draw:control text:anchor-type="as-char" svg:y="-0.4cm" draw:z-index="18" draw:name="Computernaam 1" draw:style-name="gr2" draw:text-style-name="P101" svg:width="6.4cm" svg:height="0.6cm" draw:control="control17"><svg:title>Computernaam</svg:title><svg:desc>Unieke naam van de computer</svg:desc></draw:control><text:tab/> <text:s text:c="2"/><text:span text:style-name="T239">[</text:span><text:span text:style-name="T240">N</text:span><text:span text:style-name="T241">aam van de compute</text:span><text:span text:style-name="T242">r, </text:span><text:span text:style-name="T243">bijv. </text:span><text:span text:style-name="T244">pc02</text:span><text:span text:style-name="T239">]</text:span></text:p>
      <text:p text:style-name="P31"><text:span text:style-name="Definition"><text:span text:style-name="T245">GEBRUIKER</text:span></text:span><text:span text:style-name="Definition"><text:span text:style-name="T255"><text:tab/></text:span></text:span><text:span text:style-name="T238"><text:tab/></text:span><text:span text:style-name="T259"> <text:tab/><text:tab/></text:span><text:span text:style-name="T235"><draw:control text:anchor-type="as-char" svg:y="-0.4cm" draw:z-index="19" draw:name="Gebruiker 2" draw:style-name="gr2" draw:text-style-name="P102" svg:width="6.4cm" svg:height="0.6cm" draw:control="control18"><svg:title>Gebruiker</svg:title><svg:desc>Volledige naam, bijv. Jan Stek</svg:desc></draw:control></text:span><text:span text:style-name="T235"><text:tab/> <text:s text:c="2"/></text:span><text:span text:style-name="T236">[</text:span><text:span text:style-name="T237">V</text:span><text:span text:style-name="T229">olledige naam </text:span><text:span text:style-name="T232">evt. 2</text:span><text:span text:style-name="T261">e</text:span><text:span text:style-name="T230"> gebruiker</text:span><text:span text:style-name="T233">]</text:span></text:p>
      <text:p text:style-name="P88"><text:span text:style-name="Definition"><text:span text:style-name="T245">GEBRUIKERSN</text:span></text:span><text:span text:style-name="Definition"><text:span text:style-name="T246">aa</text:span></text:span><text:span text:style-name="Definition"><text:span text:style-name="T245">M</text:span></text:span><text:span text:style-name="Definition"><text:span text:style-name="T255"><text:tab/></text:span></text:span><text:span text:style-name="T227"><draw:control text:anchor-type="as-char" svg:y="-0.4cm" draw:z-index="20" draw:name="Gberuikersnaam 1" draw:style-name="gr2" draw:text-style-name="P101" svg:width="6.4cm" svg:height="0.6cm" draw:control="control19"><svg:title>Gebruikersnaam</svg:title><svg:desc>Korte naam, bijv. jan</svg:desc></draw:control></text:span><text:span text:style-name="T227"><text:tab/> <text:s text:c="2"/></text:span><text:span text:style-name="T248">[</text:span><text:span text:style-name="T249">K</text:span><text:span text:style-name="T247">orte naam</text:span><text:span text:style-name="T250"> </text:span><text:span text:style-name="T251">e</text:span><text:span text:style-name="T252">vt. 2</text:span><text:span text:style-name="T262">e</text:span><text:span text:style-name="T252"> </text:span><text:span text:style-name="T253">gebruiker</text:span><text:span text:style-name="T254">]</text:span></text:p>
      <text:p text:style-name="P31"><text:span text:style-name="T198">Vervang </text:span><text:span text:style-name="T203">de</text:span><text:span text:style-name="T198"> </text:span><text:span text:style-name="Definition"><text:span text:style-name="T20">ONDERSTREEPTE</text:span></text:span><text:span text:style-name="T198"> </text:span><text:span text:style-name="T199">woorden </text:span><text:span text:style-name="T198">in deze checklist door </text:span><text:span text:style-name="T203">d</text:span><text:span text:style-name="T205">i</text:span><text:span text:style-name="T203">e </text:span><text:span text:style-name="T204">in </text:span><text:span text:style-name="T205">het</text:span><text:span text:style-name="Strong_20_Emphasis"><text:span text:style-name="T52"> </text:span></text:span><text:span text:style-name="Strong_20_Emphasis"><text:span text:style-name="T75">tekstvak</text:span></text:span><text:span text:style-name="T198">.</text:span></text:p>
      <text:p text:style-name="P33"/>
      <text:p text:style-name="P33"/>
      <text:p text:style-name="P32"><text:span text:style-name="T210">Nog niet op Linux?</text:span><text:span text:style-name="T200"><text:tab/></text:span><text:span text:style-name="Strong_20_Emphasis"><text:span text:style-name="T83"><draw:control text:anchor-type="as-char" draw:z-index="21" draw:name="Vorm 3" draw:style-name="gr1" draw:text-style-name="P100" svg:width="0.35cm" svg:height="0.35cm" draw:control="control20"/></text:span></text:span><text:span text:style-name="T206"><text:tab/></text:span><text:span text:style-name="T207">G</text:span><text:span text:style-name="T197">ebruik </text:span><text:span text:style-name="Strong_20_Emphasis"><text:span text:style-name="T211">Checklist </text:span></text:span><text:span text:style-name="Strong_20_Emphasis"><text:span text:style-name="T212">overzetten</text:span></text:span><text:span text:style-name="T197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1"> onder </text:span><text:span text:style-name="T209">Linux</text:span><text:span text:style-name="T202">.</text:span></text:p>
      <text:p text:style-name="P24"><text:span text:style-name="T186">Nieuwe installatie?</text:span><text:span text:style-name="T182"><text:tab/></text:span><text:span text:style-name="Strong_20_Emphasis"><text:span text:style-name="T85"><draw:control text:anchor-type="as-char" draw:z-index="22" draw:name="Vorm 4" draw:style-name="gr1" draw:text-style-name="P100" svg:width="0.35cm" svg:height="0.35cm" draw:control="control21"/></text:span></text:span><text:span text:style-name="T185"><text:tab/></text:span><text:span text:style-name="T184">B</text:span><text:span text:style-name="T182">egin bij hoofdstuk </text:span><text:span text:style-name="T186"><text:bookmark-ref text:reference-format="page" text:ref-name="__RefNumPara__4009_1271708128">2</text:bookmark-ref></text:span><text:span text:style-name="T186"><text:s text:c="2"/></text:span><text:span text:style-name="T187"><text:bookmark-ref text:reference-format="text" text:ref-name="__RefNumPara__4009_1271708128">Installatie uitvoeren</text:bookmark-ref></text:span><text:span text:style-name="T183">.</text:span></text:p>
      <text:p text:style-name="P30"><text:span text:style-name="Strong_20_Emphasis"><text:span text:style-name="T208"/></text:span></text:p>
      <text:p text:style-name="P30"><text:span text:style-name="Strong_20_Emphasis"><text:span text:style-name="T208"/></text:span></text:p>
      <text:list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83"><draw:control text:anchor-type="as-char" draw:z-index="2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3"><draw:control text:anchor-type="as-char" draw:z-index="9" draw:name="Vorm 2" draw:style-name="gr1" draw:text-style-name="P100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9"><text:note text:id="ftn2" text:note-class="footnote"><text:note-citation>2</text:note-citation><text:note-body><text:p text:style-name="P25"><text:span text:style-name="T168">E</text:span><text:span text:style-name="T169">v</text:span><text:span text:style-name="T170">en</text:span><text:span text:style-name="T172">t</text:span><text:span text:style-name="T173">uele </text:span><text:span text:style-name="T174">extra </text:span><text:span text:style-name="Definition"><text:span text:style-name="T267">gebruiker</text:span></text:span><text:span text:style-name="T174">s aanmelden </text:span><text:span text:style-name="T175">en dezelfde stappen uitvoeren</text:span><text:span text:style-name="T171">.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3" draw:name="Vorm 5" draw:style-name="gr1" draw:text-style-name="P100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1"><text:span text:style-name="Strong_20_Emphasis"><text:span text:style-name="T78">D</text:span></text:span><text:span text:style-name="Strong_20_Emphasis"><text:span text:style-name="T52">ruk op de </text:span></text:span><text:span text:style-name="Strong_20_Emphasis"><text:span text:style-name="T178">Super</text:span></text:span><text:span text:style-name="Strong_20_Emphasis"><text:span text:style-name="T52">-toets</text:span></text:span><text:span text:style-name="Strong_20_Emphasis"><text:span text:style-name="T52"><text:note text:id="ftn3" text:note-class="footnote"><text:note-citation>3</text:note-citation><text:note-body><text:p text:style-name="P26"><text:span text:style-name="T195">De </text:span><text:span text:style-name="T225">Super</text:span><text:span text:style-name="T195">-toets is de Windows-toets, Command-toets </text:span><text:span text:style-name="T196">(Apple)</text:span><text:span text:style-name="T195">, of Vergrootglas-toets </text:span><text:span text:style-name="T196">(Chromebook)</text:span><text:span text:style-name="T195">.</text:span></text:p></text:note-body></text:note></text:span></text:span><text:span text:style-name="Strong_20_Emphasis"><text:span text:style-name="T51">, </text:span></text:span><text:span text:style-name="Strong_20_Emphasis"><text:span text:style-name="T78">t</text:span></text:span><text:span text:style-name="Strong_20_Emphasis"><text:span text:style-name="T53">yp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73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94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62"><text:span text:style-name="User_20_Entry"><text:span text:style-name="T23">wget karelzimmer.nl/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62"><text:span text:style-name="User_20_Entry"><text:span text:style-name="T23">bash 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4" draw:name="Vorm 7" draw:style-name="gr1" draw:text-style-name="P100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5" draw:name="Vorm 8" draw:style-name="gr1" draw:text-style-name="P100" svg:width="0.35cm" svg:height="0.35cm" draw:control="control24"/></text:span></text:span></text:p>
          </table:table-cell>
          <table:table-cell table:style-name="_31_._5f_Installatie_5f_voorbereiden.D10" office:value-type="string">
            <text:p text:style-name="P90"><text:span text:style-name="Strong_20_Emphasis"><text:span text:style-name="T77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77">t</text:span></text:span><text:span text:style-name="Strong_20_Emphasis"><text:span text:style-name="T53">yp </text:span></text:span><text:span text:style-name="Strong_20_Emphasis"><text:span text:style-name="T95">men</text:span></text:span><text:span text:style-name="Strong_20_Emphasis"><text:span text:style-name="T96">u</text:span></text:span><text:span text:style-name="Strong_20_Emphasis"><text:span text:style-name="T52"> </text:span></text:span><text:span text:style-name="Strong_20_Emphasis"><text:span text:style-name="T63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</text:span></text:span><text:span text:style-name="Strong_20_Emphasis"><text:span text:style-name="T84">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74">Selecteer</text:span></text:span><text:span text:style-name="Strong_20_Emphasis"><text:span text:style-name="T61"> </text:span></text:span><text:span text:style-name="Strong_20_Emphasis"><text:span text:style-name="T111">1</text:span></text:span><text:span text:style-name="Strong_20_Emphasis"><text:span text:style-name="T112"> <text:s/></text:span></text:span><text:span text:style-name="Strong_20_Emphasis"><text:span text:style-name="T113">In</text:span></text:span><text:span text:style-name="Strong_20_Emphasis"><text:span text:style-name="T108">stallatie voorbereiden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5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3"><draw:control text:anchor-type="as-char" draw:z-index="3" draw:name="Vorm9" draw:style-name="gr1" draw:text-style-name="P100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1">Start de computer op vanaf</text:span><text:span text:style-name="T221"><text:note text:id="ftn4" text:note-class="footnote"><text:note-citation>1</text:note-citation><text:note-body><text:p text:style-name="P87"><text:span text:style-name="T162">B</text:span><text:span text:style-name="T161">ootmenu/</text:span><text:span text:style-name="T162">S</text:span><text:span text:style-name="T161">etup</text:span><text:span text:style-name="T159"> via </text:span><text:span text:style-name="T157">é</text:span><text:span text:style-name="T158">é</text:span><text:span text:style-name="T162">n van de </text:span><text:span text:style-name="Definition"><text:span text:style-name="T160">Veelgebruikte toetsen: </text:span></text:span><text:span text:style-name="Definition"><text:span text:style-name="T163"><text:s/></text:span></text:span><text:span text:style-name="User_20_Entry"><text:span text:style-name="T180">Esc</text:span></text:span><text:span text:style-name="User_20_Entry"><text:span text:style-name="T166">,</text:span></text:span><text:span text:style-name="Definition"><text:span text:style-name="T163"> </text:span></text:span><text:span text:style-name="User_20_Entry"><text:span text:style-name="T180">Delete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2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9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0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1</text:span></text:span><text:span text:style-name="User_20_Entry"><text:span text:style-name="T167">,</text:span></text:span><text:span text:style-name="Definition"><text:span text:style-name="T163"> </text:span></text:span><text:span text:style-name="Definition"><text:span text:style-name="T164">o</text:span></text:span><text:span text:style-name="Definition"><text:span text:style-name="T165">f</text:span></text:span><text:span text:style-name="Definition"><text:span text:style-name="T163"> </text:span></text:span><text:span text:style-name="User_20_Entry"><text:span text:style-name="T180">F12</text:span></text:span><text:span text:style-name="User_20_Entry"><text:span text:style-name="T167">.</text:span></text:span></text:p></text:note-body></text:note></text:span><text:span text:style-name="T221"> </text:span><text:span text:style-name="T222">een </text:span><text:span text:style-name="T218"><text:user-field-get text:name="Distro">Debian</text:user-field-get></text:span><text:span text:style-name="T219"><text:s/></text:span><text:span text:style-name="T219"><text:user-field-get text:name="Version">12</text:user-field-get></text:span><text:span text:style-name="T219"><text:s/></text:span><text:span text:style-name="Strong_20_Emphasis"><text:span text:style-name="T220"><text:user-field-get text:name="Edition">Desktop</text:user-field-get></text:span></text:span><text:span text:style-name="Strong_20_Emphasis"><text:span text:style-name="T220"><text:s/></text:span></text:span><text:span text:style-name="T223">Live</text:span><text:span text:style-name="T125"><text:note text:id="ftn5" text:note-class="footnote"><text:note-citation>2</text:note-citation><text:note-body><text:p text:style-name="P28"><text:span text:style-name="T263">Vanaf een </text:span><text:span text:style-name="T275">L</text:span><text:span text:style-name="T263">ive </text:span><text:span text:style-name="T276">USB</text:span><text:span text:style-name="T265">-stick</text:span><text:span text:style-name="T277"> </text:span><text:span text:style-name="T263">kunt u opstarten en </text:span><text:span text:style-name="T266">met </text:span><text:span text:style-name="Strong_20_Emphasis"><text:span text:style-name="T224"><text:user-field-get text:name="Distro">Debian</text:user-field-get></text:span></text:span><text:span text:style-name="Strong_20_Emphasis"><text:span text:style-name="T224"><text:s/></text:span></text:span><text:span text:style-name="T263">werken zonder enige bestanden op de harde schijf te wijzigen en maakt ook installatie van </text:span><text:span text:style-name="Strong_20_Emphasis"><text:span text:style-name="T224"><text:user-field-get text:name="Distro">Debian</text:user-field-get></text:span></text:span><text:span text:style-name="Strong_20_Emphasis"><text:span text:style-name="T224"><text:s/></text:span></text:span><text:span text:style-name="T263">mogelijk.</text:span></text:p></text:note-body></text:note></text:span><text:span text:style-name="T124"> </text:span><text:span text:style-name="T128">USB</text:span><text:span text:style-name="T126">-stick</text:span><text:span text:style-name="T126"><text:note text:id="ftn6" text:note-class="footnote"><text:note-citation>3</text:note-citation><text:note-body><text:p text:style-name="P86"><text:span text:style-name="Strong_20_Emphasis"><text:span text:style-name="T145">Maak een opstartbare USB-stick</text:span></text:span><text:span text:style-name="Strong_20_Emphasis"><text:span text:style-name="T141">:<text:line-break/></text:span></text:span><text:span text:style-name="T15">D</text:span><text:span text:style-name="Strong_20_Emphasis"><text:span text:style-name="T132">ow</text:span></text:span><text:span text:style-name="Strong_20_Emphasis"><text:span text:style-name="T133">nload </text:span></text:span><text:span text:style-name="Strong_20_Emphasis"><text:span text:style-name="T130">e</text:span></text:span><text:span text:style-name="Strong_20_Emphasis"><text:span text:style-name="T134">e</text:span></text:span><text:span text:style-name="Strong_20_Emphasis"><text:span text:style-name="T135">n</text:span></text:span><text:span text:style-name="Strong_20_Emphasis"><text:span text:style-name="T156"> </text:span></text:span><text:span text:style-name="Strong_20_Emphasis"><text:span text:style-name="T177">CD</text:span></text:span><text:span text:style-name="Strong_20_Emphasis"><text:span text:style-name="T176">-beeldbestand</text:span></text:span><text:span text:style-name="Strong_20_Emphasis"><text:span text:style-name="T133"> </text:span></text:span><text:span text:style-name="Strong_20_Emphasis"><text:span text:style-name="T139">(.iso) </text:span></text:span><text:span text:style-name="Strong_20_Emphasis"><text:span text:style-name="T136">v</text:span></text:span><text:span text:style-name="Strong_20_Emphasis"><text:span text:style-name="T137">anaf</text:span></text:span><text:span text:style-name="Strong_20_Emphasis"><text:span text:style-name="T138"> </text:span></text:span><text:a xlink:type="simple" xlink:href="https://www.debian.org/" text:style-name="Internet_20_link" text:visited-style-name="Visited_20_Internet_20_Link"><text:span text:style-name="Strong_20_Emphasis"><text:span text:style-name="T268">debian.org</text:span></text:span></text:a><text:span text:style-name="Strong_20_Emphasis"><text:span text:style-name="T138">, </text:span></text:span><text:span text:style-name="Strong_20_Emphasis"><text:span text:style-name="T140">klik </text:span></text:span><text:span text:style-name="Strong_20_Emphasis"><text:span text:style-name="T143">op </text:span></text:span><text:span text:style-name="Strong_20_Emphasis"><text:span text:style-name="T148">Andere</text:span></text:span><text:span text:style-name="Strong_20_Emphasis"><text:span text:style-name="T147"> downloads</text:span></text:span><text:span text:style-name="Strong_20_Emphasis"><text:span text:style-name="T143"> (onder Download</text:span></text:span><text:span text:style-name="Strong_20_Emphasis"><text:span text:style-name="T144">en</text:span></text:span><text:span text:style-name="Strong_20_Emphasis"><text:span text:style-name="T143">) en vervolgens op </text:span></text:span><text:span text:style-name="Strong_20_Emphasis"><text:span text:style-name="T147">Live-Gnome</text:span></text:span><text:span text:style-name="Strong_20_Emphasis"><text:span text:style-name="T143"> (onder </text:span></text:span><text:span text:style-name="Strong_20_Emphasis"><text:span text:style-name="T143"><text:user-field-get text:name="Distro">Debian</text:user-field-get></text:span></text:span><text:span text:style-name="Strong_20_Emphasis"><text:span text:style-name="T143"><text:s/>Live </text:span></text:span><text:span text:style-name="Strong_20_Emphasis"><text:span text:style-name="T144">uitproberen voordat u installeert</text:span></text:span><text:span text:style-name="Strong_20_Emphasis"><text:span text:style-name="T143">).</text:span></text:span></text:p><text:p text:style-name="P85"><text:span text:style-name="Strong_20_Emphasis"><text:span text:style-name="T142"><text:tab/>De volgende stappen staan beschreven in </text:span></text:span><text:span text:style-name="Strong_20_Emphasis"><text:span text:style-name="T146">Linux informatie</text:span></text:span><text:span text:style-name="Strong_20_Emphasis"><text:span text:style-name="T142">, te vinden op </text:span></text:span><text:a xlink:type="simple" xlink:href="https://karelzimmer.nl/" text:style-name="Internet_20_link" text:visited-style-name="Visited_20_Internet_20_Link"><text:span text:style-name="Strong_20_Emphasis"><text:span text:style-name="T269">karelzimmer.nl</text:span></text:span></text:a><text:span text:style-name="Strong_20_Emphasis"><text:span text:style-name="T142">, onder </text:span></text:span><text:span text:style-name="Strong_20_Emphasis"><text:span text:style-name="T146">Linux</text:span></text:span><text:span text:style-name="Strong_20_Emphasis"><text:span text:style-name="T142">.</text:span>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8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74">Selecteer</text:span></text:span><text:span text:style-name="Strong_20_Emphasis"><text:span text:style-name="T89"> </text:span></text:span><text:span text:style-name="Strong_20_Emphasis"><text:span text:style-name="T102">Live </text:span></text:span><text:span text:style-name="Strong_20_Emphasis"><text:span text:style-name="T103">system (amd64)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83"><draw:control text:anchor-type="as-char" draw:z-index="13" draw:name="Vorm13_ 2" draw:style-name="gr1" draw:text-style-name="P100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83"><draw:control text:anchor-type="as-char" draw:z-index="6" draw:name="Vorm13_1" draw:style-name="gr1" draw:text-style-name="P100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39">Start de installatie</text:span></text:span><text:span text:style-name="Strong_20_Emphasis"><text:span text:style-name="T90"> </text:span></text:span><text:span text:style-name="Strong_20_Emphasis"><text:span text:style-name="T50">via </text:span></text:span><text:span text:style-name="Strong_20_Emphasis"><text:span text:style-name="T51">een </text:span></text:span><text:span text:style-name="Strong_20_Emphasis"><text:span text:style-name="T65">klik op </text:span></text:span><text:span text:style-name="Strong_20_Emphasis"><text:span text:style-name="T97">Activities</text:span></text:span><text:span text:style-name="Strong_20_Emphasis"><text:span text:style-name="T65"> en </text:span></text:span><text:span text:style-name="Strong_20_Emphasis"><text:span text:style-name="T66">een </text:span></text:span><text:span text:style-name="Strong_20_Emphasis"><text:span text:style-name="T65">klik op</text:span></text:span><text:span text:style-name="Strong_20_Emphasis"><text:span text:style-name="T67"> </text:span></text:span><text:span text:style-name="Strong_20_Emphasis"><text:span text:style-name="T98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0">Typ '</text:span><text:span text:style-name="T273">live</text:span><text:span text:style-name="T280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9" office:value-type="string">
            <text:p text:style-name="P43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0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3"><draw:control text:anchor-type="as-char" draw:z-index="8" draw:name="Vorm13_ 1" draw:style-name="gr1" draw:text-style-name="P100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39">Bij </text:span></text:span><text:span text:style-name="Strong_20_Emphasis"><text:span text:style-name="T104">Welcome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46">K</text:span></text:span><text:span text:style-name="Strong_20_Emphasis"><text:span text:style-name="T39">ies </text:span></text:span><text:span text:style-name="Strong_20_Emphasis"><text:span text:style-name="T104">Nederlands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3"><draw:control text:anchor-type="as-char" draw:z-index="14" draw:name="Vorm13_ 3" draw:style-name="gr1" draw:text-style-name="P100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64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78">B</text:span>ij <text:span text:style-name="T264">Regio</text:span> <text:span text:style-name="T278">kies</text:span> <text:span text:style-name="T264">Europa</text:span>.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3"><draw:control text:anchor-type="as-char" draw:z-index="15" draw:name="Vorm13_ 4" draw:style-name="gr1" draw:text-style-name="P100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64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79">K</text:span>ies <text:span text:style-name="T264">English (US)</text:span> <text:span text:style-name="T301">en </text:span><text:span text:style-name="Strong_20_Emphasis"><text:span text:style-name="T301">English (US, intl., with dead keys)</text:span></text:span><text:span text:style-name="T301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3"><draw:control text:anchor-type="as-char" draw:z-index="4" draw:name="Vorm13" draw:style-name="gr1" draw:text-style-name="P100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78"><text:span text:style-name="Strong_20_Emphasis"><text:span text:style-name="T86">Bij </text:span></text:span><text:span text:style-name="Strong_20_Emphasis"><text:span text:style-name="T101">Gebruikers</text:span></text:span><text:span text:style-name="Strong_20_Emphasis"><text:span text:style-name="T86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77"><text:span text:style-name="Strong_20_Emphasis"><text:span text:style-name="T88">V</text:span></text:span><text:span text:style-name="Strong_20_Emphasis"><text:span text:style-name="T86">ul in </text:span></text:span><text:span text:style-name="Strong_20_Emphasis"><text:span text:style-name="T105">Wat is je naam?</text:span></text:span><text:span text:style-name="Strong_20_Emphasis"><text:span text:style-name="T41"> </text:span></text:span><text:span text:style-name="Definition"><text:span text:style-name="T9">gebruiker</text:span></text:span><text:span text:style-name="Strong_20_Emphasis"><text:span text:style-name="T81">,</text:span></text:span><text:span text:style-name="Strong_20_Emphasis"><text:span text:style-name="T82"><text:line-break/></text:span></text:span><text:span text:style-name="Strong_20_Emphasis"><text:span text:style-name="T105">Welke naam wil je gebruiken om in te loggen?</text:span></text:span><text:span text:style-name="Strong_20_Emphasis"><text:span text:style-name="T42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9">,<text:line-break/></text:span></text:span><text:span text:style-name="Strong_20_Emphasis"><text:span text:style-name="T106">Wat is de </text:span></text:span><text:span text:style-name="Strong_20_Emphasis"><text:span text:style-name="T105">naam van deze </text:span></text:span><text:span text:style-name="Strong_20_Emphasis"><text:span text:style-name="T106">computer</text:span></text:span><text:span text:style-name="Strong_20_Emphasis"><text:span text:style-name="T43"> </text:span></text:span><text:span text:style-name="Definition"><text:span text:style-name="T9">computernaam</text:span></text:span><text:span text:style-name="Strong_20_Emphasis"><text:span text:style-name="T41">, </text:span></text:span><text:span text:style-name="Strong_20_Emphasis"><text:span text:style-name="T47">en</text:span></text:span></text:p>
            <text:p text:style-name="P77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07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38">.</text:span></text:span></text:p>
          </table:table-cell>
        </table:table-row>
      </table:table>
      <text:p text:style-name="P47"><text:span text:style-name="Strong_20_Emphasis"><text:span text:style-name="T91"/></text:span></text:p>
      <text:list text:continue-numbering="true" text:style-name="L1">
        <text:list-item>
          <text:p text:style-name="P97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83"><draw:control text:anchor-type="as-char" draw:z-index="5" draw:name="Vorm22" draw:style-name="gr1" draw:text-style-name="P10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5"><draw:control text:anchor-type="as-char" draw:z-index="11" draw:name="Vorm 1" draw:style-name="gr1" draw:text-style-name="P100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74">Volg de aanwijzingen op de </text:span></text:span><text:span text:style-name="Strong_20_Emphasis"><text:span text:style-name="T29">welkomst</text:span></text:span><text:span text:style-name="Strong_20_Emphasis"><text:span text:style-name="T274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6" draw:name="Vorm4" draw:style-name="gr1" draw:text-style-name="P100" svg:width="0.35cm" svg:height="0.35cm" draw:control="control25"/></text:span></text:span></text:p>
          </table:table-cell>
          <table:table-cell table:style-name="_33_._5f_Installatie_5f_afronden.C5" office:value-type="string">
            <text:p text:style-name="P92"><text:span text:style-name="Strong_20_Emphasis"><text:span text:style-name="T80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7" text:note-class="footnote"><text:note-citation>1</text:note-citation><text:note-body><text:p text:style-name="P27"><text:span text:style-name="T195">De </text:span><text:span text:style-name="T225">Super</text:span><text:span text:style-name="T195">-toets is de Windows-toets, Command-toets </text:span><text:span text:style-name="T196">(Apple)</text:span><text:span text:style-name="T195">, of Vergrootglas-toets </text:span><text:span text:style-name="T196">(Chromebook)</text:span><text:span text:style-name="T195">.</text:span></text:p></text:note-body></text:note></text:span></text:span><text:span text:style-name="Strong_20_Emphasis"><text:span text:style-name="T57">, </text:span></text:span><text:span text:style-name="Strong_20_Emphasis"><text:span text:style-name="T80">t</text:span></text:span><text:span text:style-name="Strong_20_Emphasis"><text:span text:style-name="T53">yp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4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94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8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54"> de</text:span></text:span><text:span text:style-name="Strong_20_Emphasis"><text:span text:style-name="T68">z</text:span></text:span><text:span text:style-name="Strong_20_Emphasis"><text:span text:style-name="T69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62"><text:span text:style-name="User_20_Entry"><text:span text:style-name="T23">wget karelzimmer.nl/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62"><text:span text:style-name="User_20_Entry"><text:span text:style-name="T23">bash 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7" draw:name="Vorm 6" draw:style-name="gr1" draw:text-style-name="P100" svg:width="0.35cm" svg:height="0.35cm" draw:control="control26"/></text:span></text:span></text:p>
          </table:table-cell>
          <table:table-cell table:style-name="_33_._5f_Installatie_5f_afronden.C12" office:value-type="string">
            <text:p text:style-name="P89"><text:span text:style-name="Strong_20_Emphasis"><text:span text:style-name="T76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76">t</text:span></text:span><text:span text:style-name="Strong_20_Emphasis"><text:span text:style-name="T53">yp </text:span></text:span><text:span text:style-name="Strong_20_Emphasis"><text:span text:style-name="T99">men</text:span></text:span><text:span text:style-name="Strong_20_Emphasis"><text:span text:style-name="T96">u</text:span></text:span><text:span text:style-name="Strong_20_Emphasis"><text:span text:style-name="T5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8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4">3 <text:s/></text:span></text:span><text:span text:style-name="Strong_20_Emphasis"><text:span text:style-name="T115">Installatie</text:span></text:span><text:span text:style-name="Strong_20_Emphasis"><text:span text:style-name="T116"> </text:span></text:span><text:span text:style-name="Strong_20_Emphasis"><text:span text:style-name="T117">afronden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5"><text:tab/></text:span></text:span></text:p>
      <text:p text:style-name="P49"><text:span text:style-name="Strong_20_Emphasis"><text:span text:style-name="T61"><text:tab/></text:span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83"><draw:control text:anchor-type="as-char" draw:z-index="7" draw:name="Vorm36_0" draw:style-name="gr1" draw:text-style-name="P100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83"><draw:control text:anchor-type="as-char" draw:z-index="10" draw:name="Vorm36_ 1" draw:style-name="gr1" draw:text-style-name="P100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9"><text:note text:id="ftn8" text:note-class="footnote"><text:note-citation>1</text:note-citation><text:note-body><text:p text:style-name="P58"><text:span text:style-name="User_20_Entry"><text:span text:style-name="T131">E</text:span></text:span><text:span text:style-name="User_20_Entry"><text:span text:style-name="T149">v</text:span></text:span><text:span text:style-name="User_20_Entry"><text:span text:style-name="T150">en</text:span></text:span><text:span text:style-name="User_20_Entry"><text:span text:style-name="T152">t</text:span></text:span><text:span text:style-name="User_20_Entry"><text:span text:style-name="T153">uele </text:span></text:span><text:span text:style-name="User_20_Entry"><text:span text:style-name="T154">extra </text:span></text:span><text:span text:style-name="Definition"><text:span text:style-name="T267">gebruiker</text:span></text:span><text:span text:style-name="User_20_Entry"><text:span text:style-name="T154">s aanmelden </text:span></text:span><text:span text:style-name="User_20_Entry"><text:span text:style-name="T155">en dezelfde stappen uitvoeren</text:span></text:span><text:span text:style-name="User_20_Entry"><text:span text:style-name="T151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83"/></text:span></text:p>
          </table:table-cell>
          <table:table-cell table:style-name="Tabel2.A1" office:value-type="string">
            <text:p text:style-name="P72"><text:span text:style-name="Strong_20_Emphasis"><text:span text:style-name="T83"><draw:control text:anchor-type="as-char" draw:z-index="12" draw:name="Vorm36_ 4" draw:style-name="gr1" draw:text-style-name="P100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8" draw:name="Vorm 9" draw:style-name="gr1" draw:text-style-name="P100" svg:width="0.35cm" svg:height="0.35cm" draw:control="control27"/></text:span></text:span></text:p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9" draw:name="Vorm 10" draw:style-name="gr1" draw:text-style-name="P100" svg:width="0.35cm" svg:height="0.35cm" draw:control="control28"/></text:span></text:span></text:p>
          </table:table-cell>
          <table:table-cell table:style-name="Tabel2.D5" office:value-type="string">
            <text:p text:style-name="P46"><text:span text:style-name="Strong_20_Emphasis"><text:span text:style-name="T79">Dr</text:span></text:span><text:span text:style-name="Strong_20_Emphasis"><text:span text:style-name="T71">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9" text:note-class="footnote"><text:note-citation>2</text:note-citation><text:note-body><text:p text:style-name="P27"><text:span text:style-name="T195">De </text:span><text:span text:style-name="T225">Super</text:span><text:span text:style-name="T195">-toets is de Windows-toets, Command-toets </text:span><text:span text:style-name="T196">(Apple)</text:span><text:span text:style-name="T195">, of Vergrootglas-toets </text:span><text:span text:style-name="T196">(Chromebook)</text:span><text:span text:style-name="T195">.</text:span></text:p></text:note-body></text:note></text:span></text:span><text:span text:style-name="Strong_20_Emphasis"><text:span text:style-name="T57">, </text:span></text:span><text:span text:style-name="Strong_20_Emphasis"><text:span text:style-name="T79">t</text:span></text:span><text:span text:style-name="Strong_20_Emphasis"><text:span text:style-name="T53">yp </text:span></text:span><text:span text:style-name="Strong_20_Emphasis"><text:span text:style-name="T99">men</text:span></text:span><text:span text:style-name="Strong_20_Emphasis"><text:span text:style-name="T96">u</text:span></text:span><text:span text:style-name="Strong_20_Emphasis"><text:span text:style-name="T7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4">4 <text:s/></text:span></text:span><text:span text:style-name="Strong_20_Emphasis"><text:span text:style-name="T100">Gebruiker inrichten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20">E</text:span><text:span text:style-name="T121">inde c</text:span><text:span text:style-name="T122">hecklist, </text:span><text:span text:style-name="T123">d</text:span><text:span text:style-name="T122">e</text:span><text:span text:style-name="T216"> installatie van </text:span><text:span text:style-name="T216"><text:user-field-get text:name="Distro">Debian</text:user-field-get></text:span><text:span text:style-name="T219"><text:s/></text:span><text:span text:style-name="T219"><text:user-field-get text:name="Version">12</text:user-field-get></text:span><text:span text:style-name="Strong_20_Emphasis"><text:span text:style-name="T217"><text:s/></text:span></text:span><text:span text:style-name="Strong_20_Emphasis"><text:span text:style-name="T220"><text:user-field-get text:name="Edition">Desktop</text:user-field-get></text:span></text:span><text:span text:style-name="Strong_20_Emphasis"><text:span text:style-name="T220"><text:s/></text:span></text:span><text:span text:style-name="T216">is voltooid.</text:span></text:p>
      <text:p text:style-name="P39"/>
      <text:list text:style-name="L2">
        <text:list-header>
          <text:p text:style-name="P98"><text:span text:style-name="Emphasis"><text:span text:style-name="T28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4">Karel Zimmer</text:span></text:span></text:a><text:span text:style-name="Emphasis"><text:span text:style-name="T285">.</text:span></text:span></text:p>
          <text:p text:style-name="P99"><text:span text:style-name="Emphasis"><text:span text:style-name="T285">C</text:span></text:span><text:span text:style-name="Emphasis"><text:span text:style-name="T286">C0</text:span></text:span><text:span text:style-name="Emphasis"><text:span text:style-name="T285"> 1.0 </text:span></text:span><text:span text:style-name="Emphasis"><text:span text:style-name="T287">Universeel</text:span></text:span><text:span text:style-name="Emphasis"><text:span text:style-name="T285"> </text:span></text:span><text:span text:style-name="Emphasis"><text:span text:style-name="T28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2"><text:s/></text:span></text:span><text:span text:style-name="Emphasis"><text:span text:style-name="T28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19T18:29:01.561345523">19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8:29:01.431835920</dc:date>
    <meta:keyword>Installatie</meta:keyword>
    <meta:keyword>Checklist</meta:keyword>
    <meta:keyword>Linux</meta:keyword>
    <meta:editing-cycles>6969</meta:editing-cycles>
    <meta:editing-duration>P12DT12H57M48S</meta:editing-duration>
    <dc:creator>Karel Zimmer</dc:creator>
    <meta:document-statistic meta:table-count="4" meta:image-count="2" meta:object-count="0" meta:page-count="4" meta:paragraph-count="96" meta:word-count="550" meta:character-count="3814" meta:non-whitespace-character-count="3294"/>
    <meta:user-defined meta:name="Info 1"/>
    <meta:user-defined meta:name="Info 2"/>
    <meta:user-defined meta:name="Info 3"/>
    <meta:user-defined meta:name="Info 4"/>
  </office:meta>
</office:document-meta>
</file>